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fo:background-color="transparent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2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33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4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6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7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9" style:family="paragraph" style:parent-style-name="Standard">
      <style:text-properties style:font-name-asian="Arial"/>
    </style:style>
    <style:style style:name="P40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3">
      <style:paragraph-properties fo:line-height="150%"/>
      <style:text-properties style:font-name="Arial" fo:font-size="16pt" style:font-name-asian="Arial" style:font-size-asian="16pt" style:font-size-complex="16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8" style:family="paragraph" style:parent-style-name="Text_20_body">
      <style:paragraph-properties fo:margin-top="0cm" fo:margin-bottom="0cm" fo:line-height="150%" style:writing-mode="lr-tb"/>
    </style:style>
    <style:style style:name="P6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1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72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7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4" style:family="paragraph" style:parent-style-name="Table_20_Contents">
      <style:text-properties fo:font-size="14pt" style:font-size-asian="14pt" style:font-size-complex="14pt"/>
    </style:style>
    <style:style style:name="P75" style:family="paragraph" style:parent-style-name="Table_20_Contents" style:list-style-name="L12">
      <style:text-properties fo:font-size="14pt" style:font-size-asian="14pt" style:font-size-complex="14pt"/>
    </style:style>
    <style:style style:name="P76" style:family="paragraph" style:parent-style-name="Table_20_Contents">
      <style:text-properties fo:font-size="14pt" style:font-name-asian="Arial" style:font-size-asian="14pt" style:font-size-complex="14pt"/>
    </style:style>
    <style:style style:name="P77" style:family="paragraph" style:parent-style-name="Table_20_Contents" style:list-style-name="L28">
      <style:text-properties fo:font-size="14pt" style:font-name-asian="Arial" style:font-size-asian="14pt" style:font-size-complex="14pt"/>
    </style:style>
    <style:style style:name="P78" style:family="paragraph" style:parent-style-name="Table_20_Contents" style:list-style-name="L29">
      <style:text-properties fo:font-size="14pt" style:font-name-asian="Arial" style:font-size-asian="14pt" style:font-size-complex="14pt"/>
    </style:style>
    <style:style style:name="P79" style:family="paragraph" style:parent-style-name="Table_20_Contents" style:list-style-name="L30">
      <style:text-properties fo:font-size="14pt" style:font-name-asian="Arial" style:font-size-asian="14pt" style:font-size-complex="14pt"/>
    </style:style>
    <style:style style:name="P80" style:family="paragraph" style:parent-style-name="Table_20_Contents" style:list-style-name="L31">
      <style:text-properties fo:font-size="14pt" style:font-name-asian="Arial" style:font-size-asian="14pt" style:font-size-complex="14pt"/>
    </style:style>
    <style:style style:name="P81" style:family="paragraph" style:parent-style-name="Table_20_Contents" style:list-style-name="L32">
      <style:text-properties fo:font-size="14pt" style:font-name-asian="Arial" style:font-size-asian="14pt" style:font-size-complex="14pt"/>
    </style:style>
    <style:style style:name="P82" style:family="paragraph" style:parent-style-name="Table_20_Contents" style:list-style-name="L33">
      <style:text-properties fo:font-size="14pt" style:font-name-asian="Arial" style:font-size-asian="14pt" style:font-size-complex="14pt"/>
    </style:style>
    <style:style style:name="P83" style:family="paragraph" style:parent-style-name="Table_20_Contents" style:list-style-name="L34">
      <style:text-properties fo:font-size="14pt" style:font-name-asian="Arial" style:font-size-asian="14pt" style:font-size-complex="14pt"/>
    </style:style>
    <style:style style:name="P84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85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86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87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88" style:family="paragraph" style:parent-style-name="Table_20_Contents" style:list-style-name="L24">
      <style:text-properties style:font-name="Verdana" fo:font-size="16pt" fo:background-color="#996600" style:font-size-asian="16pt" style:font-size-complex="16pt"/>
    </style:style>
    <style:style style:name="P89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transparent"/>
    </style:style>
    <style:style style:name="T22" style:family="text">
      <style:text-properties fo:background-color="#99ff99"/>
    </style:style>
    <style:style style:name="T23" style:family="text">
      <style:text-properties fo:background-color="#ffcccc"/>
    </style:style>
    <style:style style:name="T24" style:family="text">
      <style:text-properties fo:background-color="#66ffff"/>
    </style:style>
    <style:style style:name="T25" style:family="text">
      <style:text-properties fo:background-color="#cc99ff"/>
    </style:style>
    <style:style style:name="T26" style:family="text">
      <style:text-properties fo:color="#0084d1" fo:font-size="28pt" fo:font-weight="bold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3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9"/>
            <text:p text:style-name="P9"/>
          </table:table-cell>
          <table:table-cell table:style-name="表14.D1" office:value-type="string">
            <text:p text:style-name="P9"/>
            <text:p text:style-name="P9"/>
          </table:table-cell>
        </table:table-row>
        <table:table-row>
          <table:table-cell table:style-name="表14.A2" office:value-type="string">
            <text:p text:style-name="P10">20200826_162602</text:p>
          </table:table-cell>
          <table:table-cell table:style-name="表14.B2" office:value-type="string">
            <text:p text:style-name="P15"/>
          </table:table-cell>
          <table:table-cell table:style-name="表14.B2" office:value-type="string">
            <text:p text:style-name="P9"/>
          </table:table-cell>
          <table:table-cell table:style-name="表14.D2" office:value-type="string">
            <text:p text:style-name="P9"/>
          </table:table-cell>
        </table:table-row>
        <table:table-row>
          <table:table-cell table:style-name="表14.A2" office:value-type="string">
            <text:p text:style-name="P10">20200828_114247</text:p>
          </table:table-cell>
          <table:table-cell table:style-name="表14.B2" office:value-type="string">
            <text:p text:style-name="P15">@@%</text:p>
          </table:table-cell>
          <table:table-cell table:style-name="表14.B2" office:value-type="string">
            <text:p text:style-name="P9"/>
          </table:table-cell>
          <table:table-cell table:style-name="表14.D2" office:value-type="string">
            <text:p text:style-name="P9"/>
          </table:table-cell>
        </table:table-row>
      </table:table>
      <text:p text:style-name="P14">@@#</text:p>
      <text:p text:style-name="P12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0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0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3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3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9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9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4"/>
      <text:p text:style-name="P20"><text:span text:style-name="T7">13.48_6</text:span><text:span text:style-name="T6">---------------------------------------------------------------------------</text:span></text:p>
      <text:p text:style-name="P25">[7] res free# JVEMV6 44#13.51.1_X / 44. currency / 13. tasks / 51. observe / 1. specific-selections:prev 4 bars ==&gt; all up/down / 20201026_131727</text:p>
      <text:p text:style-name="P10"/>
      <text:p text:style-name="P10">[do] <text:span text:style-name="T1">#_ </text:span></text:p>
      <text:list xml:id="list1377954332705172836" text:style-name="L1">
        <text:list-item>
          <text:p text:style-name="P43"><text:soft-page-break/>REVIEW </text:p>
          <text:list>
            <text:list-item>
              <text:p text:style-name="P43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0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0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6532133" text:continue-numbering="true" text:style-name="L1">
        <text:list-item>
          <text:p text:style-name="P65">TASK</text:p>
          <text:list>
            <text:list-item>
              <text:p text:style-name="P43">+ 520 and – 610 (28544408)</text:p>
              <text:list>
                <text:list-item>
                  <text:p text:style-name="P43">the trajectories ==&gt; identical → let's see the actual charts.</text:p>
                </text:list-item>
              </text:list>
            </text:list-item>
            <text:list-item>
              <text:p text:style-name="P65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0">[next]</text:p>
      <text:list xml:id="list4809465258023161053" text:style-name="L2">
        <text:list-item>
          <text:p text:style-name="P44">TASK</text:p>
          <text:list>
            <text:list-item>
              <text:p text:style-name="P44">+230 <text:span text:style-name="T20">と、-610 (28546674)</text:span></text:p>
            </text:list-item>
          </text:list>
        </text:list-item>
      </text:list>
      <text:p text:style-name="P10">[further]</text:p>
      <text:p text:style-name="P10"><text:line-break/><text:span text:style-name="T15">[/ XXX] 20201026_144100</text:span></text:p>
      <text:p text:style-name="P10"/>
      <text:p text:style-name="P14"/>
      <text:p text:style-name="P20"><text:span text:style-name="T7">13.52_X</text:span><text:span text:style-name="T6">---------------------------------------------------------------------------</text:span></text:p>
      <text:p text:style-name="P25">[1] res free# JVEMV6 44#13.52_X / 44. currency / 13. tasks / 52. <text:soft-page-break/>new-tester : ea-7 <text:s/>/ 20201028_163804</text:p>
      <text:p text:style-name="P10"/>
      <text:p text:style-name="P10">[do] <text:span text:style-name="T1">#_ </text:span></text:p>
      <text:list xml:id="list2578077072377356425" text:style-name="L3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<text:span text:style-name="T1">#_ </text:span>T-1.1 : new folder</text:p>
              <text:list>
                <text:list-item>
                  <text:p text:style-name="P45">new file : ea-7_tasks-51_post-take-position-stats.mq4</text:p>
                </text:list-item>
                <text:list-item>
                  <text:p text:style-name="P45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45"><text:span text:style-name="T1">#_ </text:span>T-1.2</text:p>
              <text:list>
                <text:list-item>
                  <text:p text:style-name="P45">C/P : ea-4.mq4</text:p>
                </text:list-item>
                <text:list-item>
                  <text:p text:style-name="P45">rename file ==&gt; ea-7_tasks-51_post-take-position-stats.mq4 <text:s text:c="3"/></text:p>
                </text:list-item>
              </text:list>
            </text:list-item>
            <text:list-item>
              <text:p text:style-name="P45">T-1.3 : new func</text:p>
              <text:list>
                <text:list-item>
                  <text:p text:style-name="P45">DUP : op_Post_Take_Position // lib_ea_2.mqh</text:p>
                  <text:list>
                    <text:list-item>
                      <text:p text:style-name="P45">//_20200428_144229:head</text:p>
                    </text:list-item>
                  </text:list>
                </text:list-item>
                <text:list-item>
                  <text:p text:style-name="P45">rename ==&gt; op_Post_Take_Position__V2 // lib_ea_2.mqh</text:p>
                  <text:list>
                    <text:list-item>
                      <text:p text:style-name="P45">//head:20201028_164614</text:p>
                    </text:list-item>
                  </text:list>
                </text:list-item>
                <text:list-item>
                  <text:p text:style-name="P45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6506409" text:continue-numbering="true" text:style-name="L3">
        <text:list-item>
          <text:list>
            <text:list-item>
              <text:list>
                <text:list-item>
                  <text:p text:style-name="P45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7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17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17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17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4813833282065566530" text:style-name="L4">
              <text:list-item>
                <text:p text:style-name="P71">//marker:20201028_171313</text:p>
                <text:list>
                  <text:list-item>
                    <text:p text:style-name="P71">==&gt; start()</text:p>
                  </text:list-item>
                </text:list>
              </text:list-item>
              <text:list-item>
                <text:p text:style-name="P71">//_20200518_124428:tmp</text:p>
                <text:list>
                  <text:list-item>
                    <text:p text:style-name="P71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6514348" text:continue-list="list36506409" text:style-name="L3">
        <text:list-item>
          <text:list>
            <text:list-item>
              <text:list>
                <text:list-item>
                  <text:p text:style-name="P45">TEST</text:p>
                  <text:list>
                    <text:list-item>
                      <text:p text:style-name="P45">compile ==&gt; OK <text:s text:c="2"/></text:p>
                    </text:list-item>
                  </text:list>
                </text:list-item>
                <text:list-item>
                  <text:p text:style-name="P45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885005344201533591" text:style-name="L5">
              <text:list-item>
                <text:p text:style-name="P72">the func → called X times</text:p>
                <text:list>
                  <text:list-item>
                    <text:p text:style-name="P72">//marker:20201028_173432 // start()</text:p>
                  </text:list-item>
                  <text:list-item>
                    <text:p text:style-name="P72">//_20190827_131828:caller (//marker:20201028_173715) // _is_Order_Pending</text:p>
                  </text:list-item>
                  <text:list-item>
                    <text:p text:style-name="P72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0"/>
      <text:p text:style-name="P10">[next]</text:p>
      <text:list xml:id="list218659822371115601" text:style-name="L6">
        <text:list-item>
          <text:p text:style-name="P46">TASK : coding ==&gt; continue</text:p>
          <text:list>
            <text:list-item>
              <text:p text:style-name="P89">//marker:20201028_173432 // </text:p>
            </text:list-item>
            <text:list-item>
              <text:p text:style-name="P89">minstoplevel, mintakelevel</text:p>
            </text:list-item>
          </text:list>
        </text:list-item>
      </text:list>
      <text:p text:style-name="P10">[further]</text:p>
      <text:p text:style-name="P12"><text:line-break/><text:span text:style-name="T15">[/ XXX] 20201028_174928</text:span></text:p>
      <text:p text:style-name="P12"/>
      <text:p text:style-name="P14"/>
      <text:p text:style-name="P12"/>
      <text:p text:style-name="P20"><text:span text:style-name="T7">13.52_1</text:span><text:span text:style-name="T6">---------------------------------------------------------------------------</text:span></text:p>
      <text:p text:style-name="P26">[2] res free# JVEMV6 44#13.52_X / 44. currency / 13. tasks / 52. new-tester : ea-7 <text:s/>/ XXX</text:p>
      <text:p text:style-name="P18">#_ </text:p>
      <text:p text:style-name="P10">[do] <text:span text:style-name="T1">#_ </text:span></text:p>
      <text:list xml:id="list9213024339064501464" text:style-name="L7">
        <text:list-item>
          <text:p text:style-name="P47">REVIEW </text:p>
        </text:list-item>
        <text:list-item>
          <text:p text:style-name="P47"><text:soft-page-break/>TASK : coding ==&gt; continue</text:p>
          <text:list>
            <text:list-item>
              <text:list>
                <text:list-item>
                  <text:p text:style-name="P90">//marker:20201028_173432 // start()</text:p>
                </text:list-item>
                <text:list-item>
                  <text:p text:style-name="P90">minstoplevel, mintakelevel</text:p>
                </text:list-item>
              </text:list>
            </text:list-item>
            <text:list-item>
              <text:p text:style-name="P90">T-1.1</text:p>
              <text:list>
                <text:list-item>
                  <text:p text:style-name="P90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0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0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6505795" text:continue-numbering="true" text:style-name="L7">
        <text:list-item>
          <text:list>
            <text:list-item>
              <text:list>
                <text:list-item>
                  <text:p text:style-name="P90">TEST</text:p>
                  <text:list>
                    <text:list-item>
                      <text:p text:style-name="P90"><text:span text:style-name="T2">#_ </text:span>compile</text:p>
                    </text:list-item>
                    <text:list-item>
                      <text:p text:style-name="P90">run ==&gt; running</text:p>
                    </text:list-item>
                  </text:list>
                </text:list-item>
                <text:list-item>
                  <text:p text:style-name="P90">OBS : log file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2 : past N bars ==&gt; to 18</text:p>
              <text:list>
                <text:list-item>
                  <text:p text:style-name="P90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6522396" text:continue-numbering="true" text:style-name="L7">
        <text:list-item>
          <text:list>
            <text:list-item>
              <text:list>
                <text:list-item>
                  <text:p text:style-name="P90">TEST</text:p>
                  <text:list>
                    <text:list-item>
                      <text:p text:style-name="P90">compile</text:p>
                    </text:list-item>
                    <text:list-item>
                      <text:p text:style-name="P90">run ==&gt; running</text:p>
                    </text:list-item>
                    <text:list-item>
                      <text:p text:style-name="P90">log file</text:p>
                      <text:list>
                        <text:list-item>
                          <text:p text:style-name="P9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2 : TASKS-52 ==&gt; continue : past N bars → max/min prices</text:p>
          <text:list>
            <text:list-item>
              <text:p text:style-name="P90">T-2.1</text:p>
              <text:list>
                <text:list-item>
                  <text:p text:style-name="P90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3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6504312" text:continue-numbering="true" text:style-name="L7">
        <text:list-item>
          <text:list>
            <text:list-item>
              <text:list>
                <text:list-item>
                  <text:p text:style-name="P90">TEST</text:p>
                  <text:list>
                    <text:list-item>
                      <text:p text:style-name="P90">compile</text:p>
                    </text:list-item>
                    <text:list-item>
                      <text:p text:style-name="P90">run ==&gt; OK</text:p>
                    </text:list-item>
                    <text:list-item>
                      <text:p text:style-name="P90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90">T-2.2</text:p>
              <text:list>
                <text:list-item>
                  <text:list>
                    <text:list-item>
                      <text:p text:style-name="P90">max/min prices ==&gt; add : BB.loc, bar index</text:p>
                    </text:list-item>
                  </text:list>
                </text:list-item>
                <text:list-item>
                  <text:p text:style-name="P90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3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3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6531753" text:continue-numbering="true" text:style-name="L7">
        <text:list-item>
          <text:list>
            <text:list-item>
              <text:list>
                <text:list-item>
                  <text:p text:style-name="P90">TEST</text:p>
                  <text:list>
                    <text:list-item>
                      <text:p text:style-name="P90">compile ==&gt; OK</text:p>
                    </text:list-item>
                    <text:list-item>
                      <text:p text:style-name="P90">run ==&gt; OK</text:p>
                    </text:list-item>
                    <text:list-item>
                      <text:p text:style-name="P90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soft-page-break/>TASK-3 : ==&gt; run on note-pc</text:p>
          <text:list>
            <text:list-item>
              <text:p text:style-name="P90"><text:span text:style-name="T2">#_ </text:span>actions ==&gt; log_20200515_131203.[fx_TASKS-21_introduce-mq4-file-from-desktop].txt</text:p>
              <text:list>
                <text:list-item>
                  <text:p text:style-name="P90"><text:span text:style-name="T2">#_ </text:span>new account ==&gt; get</text:p>
                  <text:list>
                    <text:list-item>
                      <text:p text:style-name="P90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90"/>
            </text:list-item>
          </text:list>
        </text:list-item>
      </text:list>
      <text:p text:style-name="P10">[next]</text:p>
      <text:list xml:id="list2851643244345444515" text:style-name="L8">
        <text:list-item>
          <text:p text:style-name="P48">TASK</text:p>
          <text:list>
            <text:list-item>
              <text:p text:style-name="P48">see ==&gt; log file from ea-7...</text:p>
            </text:list-item>
            <text:list-item>
              <text:p text:style-name="P48">add more stats ==&gt; TASKS-52</text:p>
            </text:list-item>
          </text:list>
        </text:list-item>
      </text:list>
      <text:p text:style-name="P10">[further]</text:p>
      <text:p text:style-name="P12"><text:line-break/><text:span text:style-name="T15">[/ XXX] 20201029_151506</text:span></text:p>
      <text:p text:style-name="P12"/>
      <text:p text:style-name="P24"/>
      <text:p text:style-name="P10"/>
      <text:p text:style-name="P20"><text:span text:style-name="T7">13.53_X</text:span><text:span text:style-name="T6">---------------------------------------------------------------------------</text:span></text:p>
      <text:p text:style-name="P26">[1] res free# JVEMV6 44#13.53_X / 44. currency / 13. tasks / 53. update:fx_utilities/util_3__Gen_Trading_Result_List <text:s/>/ 20201030_133821</text:p>
      <text:p text:style-name="P12"/>
      <text:p text:style-name="P10">[do] <text:span text:style-name="T1">#_ </text:span></text:p>
      <text:list xml:id="list1008293101692998480" text:style-name="L9">
        <text:list-item>
          <text:p text:style-name="P49">REVIEW </text:p>
        </text:list-item>
        <text:list-item>
          <text:p text:style-name="P49">TASK-1 : TASKS-53</text:p>
          <text:list>
            <text:list-item>
              <text:p text:style-name="P49"><text:soft-page-break/>T-1.1 : new FUNC ==&gt; util_3__Gen_Trading_Result_List__V2</text:p>
              <text:list>
                <text:list-item>
                  <text:p text:style-name="P49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18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3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6505101" text:continue-numbering="true" text:style-name="L9">
        <text:list-item>
          <text:list>
            <text:list-item>
              <text:list>
                <text:list-item>
                  <text:p text:style-name="P49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&lt;XXX.dir&gt;</text:span>&amp;param_Fname_File_Tickets_Data=<text:span text:style-name="T23">&lt;XXX.(tickets-data).log&gt;</text:span>&amp;param_Fname_File_Statement=<text:span text:style-name="T24">&lt;DetailedStatement.XXX.htm&gt;</text:span><text:span text:style-name="T21">&amp;param_Dpath_File_Statement=C:\Users\iwabuchiken\AppData\Roaming\MetaQuotes\Terminal\34B08C83A5AAE27A4079DE708E60511E\MQL4\Files\Logs</text:span><text:span text:style-name="T25">\&lt;XXX.dir&gt;</text:span><text:span text:style-name="T21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6508785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2 : review ==&gt; <text:soft-page-break/>“LibFxAdmin::get_LO_Tickets_From_Tickets_Data_File”</text:p>
              <text:list>
                <text:list-item>
                  <text:p text:style-name="P49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8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7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6536268" text:continue-numbering="true" text:style-name="L9">
        <text:list-item>
          <text:list>
            <text:list-item>
              <text:list>
                <text:list-item>
                  <text:p text:style-name="P49">TEST ==&gt; OK</text:p>
                </text:list-item>
              </text:list>
            </text:list-item>
            <text:list-item>
              <text:p text:style-name="P49">T-1.3 : new FUNC : get_LO_Tickets_Column_Names_From_Tickets_Data_File</text:p>
              <text:list>
                <text:list-item>
                  <text:p text:style-name="P49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8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“//caller:” <text:s/>==&gt; Numbering</text:p>
            <text:p text:style-name="P7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6532260" text:continue-numbering="true" text:style-name="L9">
        <text:list-item>
          <text:list>
            <text:list-item>
              <text:list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10">[next]</text:p>
      <text:list xml:id="list610350925186313144" text:style-name="L10">
        <text:list-item>
          <text:p text:style-name="P50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7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6529703" text:continue-numbering="true" text:style-name="L10">
        <text:list-item>
          <text:list>
            <text:list-item>
              <text:p text:style-name="P50"/>
            </text:list-item>
          </text:list>
        </text:list-item>
      </text:list>
      <text:p text:style-name="P10">[further]</text:p>
      <text:p text:style-name="P12"><text:line-break/><text:span text:style-name="T15">[/ XXX] 20201030_143147</text:span></text:p>
      <text:p text:style-name="P10"/>
      <text:p text:style-name="P24"/>
      <text:p text:style-name="P10"/>
      <text:p text:style-name="P20"><text:span text:style-name="T7">13.53_1</text:span><text:span text:style-name="T6">---------------------------------------------------------------------------</text:span></text:p>
      <text:p text:style-name="P26">[2] res free# JVEMV6 44#13.53_X / 44. currency / 13. tasks / 53. <text:soft-page-break/>update:fx_utilities/util_3__Gen_Trading_Result_List <text:s/>/ XXX</text:p>
      <text:p text:style-name="P10"/>
      <text:p text:style-name="P10">[do] <text:span text:style-name="T1">#_ </text:span></text:p>
      <text:list xml:id="list3897987447482697288" text:style-name="L11">
        <text:list-item>
          <text:p text:style-name="P51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6525164" text:continue-numbering="true" text:style-name="L11">
        <text:list-item>
          <text:p text:style-name="P51">TASK : continue ==&gt; //next:20201030_143116 <text:s text:c="2"/></text:p>
          <text:list>
            <text:list-item>
              <text:p text:style-name="P51">T-1.1</text:p>
              <text:list>
                <text:list-item>
                  <text:p text:style-name="P51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7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>step : 1 : 2<text:tab/><text:tab/> * <text:tab/>col names</text:p>
            <text:p text:style-name="P7">LibFxAdmin::get_LO_Tickets_Column_Names_From_Tickets_Data_File</text:p>
            <text:p text:style-name="P7"><text:s/>==&gt; remove white chars : //code:20201031_135338</text:p>
            <text:p text:style-name="P7">ref ==&gt; LibFxAdmin::get_LO_Tickets_From_Tickets_Data_File</text:p>
            <text:p text:style-name="P7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>steps ==&gt;</text:p>
            <text:list xml:id="list273006425778040679" text:style-name="L12">
              <text:list-item>
                <text:p text:style-name="P75">explode the col line</text:p>
              </text:list-item>
              <text:list-item>
                <text:p text:style-name="P75">array_slice ==&gt; relevant tokens</text:p>
              </text:list-item>
            </text:list>
            <text:p text:style-name="P7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/>
          </table:table-cell>
          <table:table-cell table:style-name="表22.C2" office:value-type="string">
            <text:p text:style-name="P2"/>
          </table:table-cell>
        </table:table-row>
      </table:table>
      <text:list xml:id="list36530269" text:continue-list="list36525164" text:style-name="L11">
        <text:list-item>
          <text:list>
            <text:list-item>
              <text:list>
                <text:list-item>
                  <text:p text:style-name="P51">TEST ==&gt; OK</text:p>
                </text:list-item>
              </text:list>
            </text:list-item>
            <text:list-item>
              <text:p text:style-name="P51">T-1.2 : statement file</text:p>
              <text:list>
                <text:list-item>
                  <text:p text:style-name="P51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7">step : 2 * from report file ==&gt; list of tickets</text:p>
            <text:p text:style-name="P7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7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6528448" text:continue-numbering="true" text:style-name="L11">
        <text:list-item>
          <text:list>
            <text:list-item>
              <text:list>
                <text:list-item>
                  <text:p text:style-name="P51">TEST ==&gt; OK</text:p>
                </text:list-item>
              </text:list>
            </text:list-item>
            <text:list-item>
              <text:p text:style-name="P51">T-1.3 : file exists</text:p>
              <text:list>
                <text:list-item>
                  <text:p text:style-name="P51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7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7"/>
          </table:table-cell>
          <table:table-cell table:style-name="表23.C2" office:value-type="string">
            <text:p text:style-name="P2"/>
          </table:table-cell>
        </table:table-row>
      </table:table>
      <text:list xml:id="list36513202" text:continue-numbering="true" text:style-name="L11">
        <text:list-item>
          <text:list>
            <text:list-item>
              <text:list>
                <text:list-item>
                  <text:p text:style-name="P51">TEST ==&gt; OK</text:p>
                </text:list-item>
              </text:list>
            </text:list-item>
            <text:list-item>
              <text:p text:style-name="P51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7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6512633" text:continue-numbering="true" text:style-name="L11">
        <text:list-item>
          <text:list>
            <text:list-item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5 : </text:p>
              <text:list>
                <text:list-item>
                  <text:p text:style-name="P51">CODE : //debug:20201031_142118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10">[next]</text:p>
      <text:list xml:id="list8714024452451785059" text:style-name="L13">
        <text:list-item>
          <text:p text:style-name="P52">TASK : continue</text:p>
          <text:list>
            <text:list-item>
              <text:p text:style-name="P52">//next:20201031_142359</text:p>
            </text:list-item>
            <text:list-item>
              <text:p text:style-name="P52">util_3__Gen_Trading_Result_List__Gen_Stats</text:p>
            </text:list-item>
          </text:list>
        </text:list-item>
      </text:list>
      <text:p text:style-name="P10">[further]</text:p>
      <text:p text:style-name="P12"><text:line-break/><text:span text:style-name="T15">[/ XXX] 20201031_142539</text:span></text:p>
      <text:p text:style-name="P10"><text:soft-page-break/></text:p>
      <text:p text:style-name="P14"/>
      <text:p text:style-name="P10"/>
      <text:p text:style-name="P20"><text:span text:style-name="T7">13.53_2</text:span><text:span text:style-name="T6">---------------------------------------------------------------------------</text:span></text:p>
      <text:p text:style-name="P26">[3] res free# JVEMV6 44#13.53_X / 44. currency / 13. tasks / 53. update:fx_utilities/util_3__Gen_Trading_Result_List <text:s/>/ XXX</text:p>
      <text:p text:style-name="P10"><text:span text:style-name="T1">#_ </text:span></text:p>
      <text:p text:style-name="P10">[do] <text:span text:style-name="T1">#_ </text:span></text:p>
      <text:list xml:id="list4704784444010594609" text:style-name="L14">
        <text:list-item>
          <text:p text:style-name="P53">REVIEW </text:p>
          <text:list>
            <text:list-item>
              <text:p text:style-name="P53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7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6536190" text:continue-numbering="true" text:style-name="L14">
        <text:list-item>
          <text:list>
            <text:list-item>
              <text:p text:style-name="P53">==&gt; OK</text:p>
            </text:list-item>
          </text:list>
        </text:list-item>
        <text:list-item>
          <text:p text:style-name="P53">TASK : continue</text:p>
          <text:list>
            <text:list-item>
              <text:list>
                <text:list-item>
                  <text:p text:style-name="P53">//next:20201031_142359</text:p>
                </text:list-item>
                <text:list-item>
                  <text:p text:style-name="P53">util_3__Gen_Trading_Result_List__Gen_Stats</text:p>
                </text:list-item>
              </text:list>
            </text:list-item>
            <text:list-item>
              <text:p text:style-name="P53">T-1.1 : util_3__Gen_Trading_Result_List__Gen_Stats ==&gt; omit (for now)</text:p>
              <text:list>
                <text:list-item>
                  <text:p text:style-name="P53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10"><text:span text:style-name="T1">#_ </text:span></text:p>
          </table:table-cell>
          <table:table-cell table:style-name="表26.A1" office:value-type="string">
            <text:p text:style-name="P7"><text:span text:style-name="T21">comment out</text:span></text:p>
            <text:p text:style-name="P7"><text:span text:style-name="T21">//code:20201101_152723</text:span>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7">review ==&gt; “$lo_Lines_Meta_Info”</text:p>
            <text:p text:style-name="P7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7"/>
          </table:table-cell>
          <table:table-cell table:style-name="表26.C2" office:value-type="string">
            <text:p text:style-name="P2"/>
          </table:table-cell>
        </table:table-row>
      </table:table>
      <text:list xml:id="list36505443" text:continue-numbering="true" text:style-name="L14">
        <text:list-item>
          <text:list>
            <text:list-item>
              <text:p text:style-name="P53">T-1.2 : write to file</text:p>
              <text:list>
                <text:list-item>
                  <text:p text:style-name="P53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39"/>
          </table:table-cell>
          <table:table-cell table:style-name="表27.A1" office:value-type="string">
            <text:p text:style-name="P76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6505627" text:continue-numbering="true" text:style-name="L14">
        <text:list-item>
          <text:list>
            <text:list-item>
              <text:list>
                <text:list-item>
                  <text:p text:style-name="P53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39"/>
          </table:table-cell>
          <table:table-cell table:style-name="表28.A1" office:value-type="string">
            <text:p text:style-name="P76">PROBLEM ==&gt; “Close.-12” → NOT “Close.-20”</text:p>
            <text:p text:style-name="P76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TRY : ==&gt; to spreadsheet</text:p>
            <text:list xml:id="list9062742273316661748" text:style-name="L28">
              <text:list-item>
                <text:p text:style-name="P77">DUP : log_JVE_44_13_27.[session-1].ods</text:p>
              </text:list-item>
              <text:list-item>
                <text:p text:style-name="P77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FOUND</text:p>
            <text:list xml:id="list2107120628220956618" text:style-name="L29">
              <text:list-item>
                <text:p text:style-name="P78">num of col names ==&gt; shorter</text:p>
              </text:list-item>
              <text:list-item>
                <text:p text:style-name="P78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10"><text:span text:style-name="T1">#_ </text:span></text:p>
          </table:table-cell>
          <table:table-cell table:style-name="表28.A2" office:value-type="string">
            <text:p text:style-name="P76">MEASURES</text:p>
            <text:list xml:id="list2318233663618799964" text:style-name="L30">
              <text:list-item>
                <text:p text:style-name="P79">col names line ==&gt; extract from source files</text:p>
                <text:list>
                  <text:list-item>
                    <text:p text:style-name="P79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TEST ==&gt; </text:p>
            <text:list xml:id="list8972627707486549329" text:style-name="L31">
              <text:list-item>
                <text:p text:style-name="P80">file ==&gt; gen-ed</text:p>
              </text:list-item>
              <text:list-item>
                <text:p text:style-name="P80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PROBLEM ==&gt; col names → missing</text:p>
            <text:p text:style-name="P76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MEASURES</text:p>
            <text:list xml:id="list3361766728755060701" text:style-name="L32">
              <text:list-item>
                <text:p text:style-name="P81">FOUND ==&gt; spreadsheets so far → the col names are not written</text:p>
              </text:list-item>
              <text:list-item>
                <text:p text:style-name="P81">LETS : new func ==&gt; “Libfx::get_ListOf_Orders_From_Statement__ListOf_Tokens”</text:p>
              </text:list-item>
              <text:list-item>
                <text:p text:style-name="P81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CODE</text:p>
            <text:list xml:id="list3193006714564061889" text:style-name="L33">
              <text:list-item>
                <text:p text:style-name="P82">DUP</text:p>
                <text:list>
                  <text:list-item>
                    <text:p text:style-name="P82">//head:20201101_155959</text:p>
                  </text:list-item>
                </text:list>
              </text:list-item>
              <text:list-item>
                <text:p text:style-name="P82">coding</text:p>
              </text:list-item>
              <text:list-item>
                <text:p text:style-name="P82">debug : //debug:20201101_160840(Libfx)</text:p>
                <text:list>
                  <text:list-item>
                    <text:p text:style-name="P82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WORKAROUND</text:p>
            <text:p text:style-name="P76">==&gt; build manually : //code:20201101_154159</text:p>
            <text:list xml:id="list8822922039055593692" text:style-name="L34">
              <text:list-item>
                <text:p text:style-name="P83">coding</text:p>
              </text:list-item>
            </text:list>
            <text:p text:style-name="P76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39"/>
          </table:table-cell>
          <table:table-cell table:style-name="表28.A2" office:value-type="string">
            <text:p text:style-name="P76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6517932" text:continue-list="list36505627" text:style-name="L14">
        <text:list-item>
          <text:list>
            <text:list-item>
              <text:list>
                <text:list-item>
                  <text:p text:style-name="P53"/>
                </text:list-item>
              </text:list>
            </text:list-item>
          </text:list>
        </text:list-item>
      </text:list>
      <text:p text:style-name="P10">[next]</text:p>
      <text:list xml:id="list3704407028993521353" text:style-name="L15">
        <text:list-item>
          <text:p text:style-name="P54">TASK : TASKS-51.2</text:p>
          <text:list>
            <text:list-item>
              <text:p text:style-name="P54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39"/>
          </table:table-cell>
          <table:table-cell table:style-name="表29.A1" office:value-type="string">
            <text:p text:style-name="P76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7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6527879" text:continue-numbering="true" text:style-name="L15">
        <text:list-item>
          <text:list>
            <text:list-item>
              <text:p text:style-name="P40"/>
            </text:list-item>
          </text:list>
        </text:list-item>
      </text:list>
      <text:p text:style-name="P10">[further]</text:p>
      <text:p text:style-name="P12"><text:soft-page-break/><text:line-break/><text:span text:style-name="T15">[/ XXX] 20201101_162910</text:span></text:p>
      <text:p text:style-name="P10"/>
      <text:p text:style-name="P91"><text:span text:style-name="T26">@@@</text:span></text:p>
      <text:p text:style-name="P10"/>
      <text:p text:style-name="P20"><text:span text:style-name="T7">13.53_3</text:span><text:span text:style-name="T6">---------------------------------------------------------------------------</text:span></text:p>
      <text:p text:style-name="P26">[4] res free# JVEMV6 44#13.53_X / 44. currency / 13. tasks / 53. update:fx_utilities/util_3__Gen_Trading_Result_List <text:s/>/ XXX</text:p>
      <text:p text:style-name="P10"/>
      <text:p text:style-name="P10">[do] <text:span text:style-name="T1">#_ </text:span></text:p>
      <text:list xml:id="list5359082802008323210" text:style-name="L36">
        <text:list-item>
          <text:p text:style-name="P64">REVIEW </text:p>
        </text:list-item>
        <text:list-item>
          <text:p text:style-name="P64">TASK-1</text:p>
        </text:list-item>
      </text:list>
      <text:p text:style-name="P10">[next]</text:p>
      <text:list xml:id="list5650737935090433499" text:style-name="L35">
        <text:list-item>
          <text:p text:style-name="P63">TASK</text:p>
        </text:list-item>
      </text:list>
      <text:p text:style-name="P10">[further]</text:p>
      <text:p text:style-name="P12"><text:line-break/><text:span text:style-name="T15">[/ XXX] </text:span></text:p>
      <text:p text:style-name="P10"/>
      <text:p text:style-name="P10"/>
      <text:p text:style-name="P20"><text:span text:style-name="T7">13.52_2</text:span><text:span text:style-name="T6">---------------------------------------------------------------------------</text:span></text:p>
      <text:p text:style-name="P26">[3] res free# JVEMV6 44#13.52_X / 44. currency / 13. tasks / 52. new-tester : ea-7 <text:s/>/ XXX</text:p>
      <text:p text:style-name="P12"/>
      <text:p text:style-name="P10">[do] <text:span text:style-name="T1">#_ </text:span></text:p>
      <text:list xml:id="list36510800" text:continue-list="list36532260" text:style-name="L9">
        <text:list-item>
          <text:p text:style-name="P49">REVIEW </text:p>
        </text:list-item>
        <text:list-item>
          <text:p text:style-name="P49"><text:soft-page-break/>TASK-1</text:p>
        </text:list-item>
      </text:list>
      <text:p text:style-name="P10">[next]</text:p>
      <text:list xml:id="list7650349745667884658" text:style-name="L16">
        <text:list-item>
          <text:p text:style-name="P55">TASK</text:p>
        </text:list-item>
      </text:list>
      <text:p text:style-name="P10">[further]</text:p>
      <text:p text:style-name="P12"><text:line-break/><text:span text:style-name="T15">[/ XXX] </text:span></text:p>
      <text:p text:style-name="P12"/>
      <text:p text:style-name="P12"/>
      <text:p text:style-name="P12"/>
      <text:p text:style-name="P12"/>
      <text:p text:style-name="P20"><text:span text:style-name="T7">13.48_7</text:span><text:span text:style-name="T6">---------------------------------------------------------------------------</text:span></text:p>
      <text:p text:style-name="P25">[8] res free# JVEMV6 44#13.51.1_X / 44. currency / 13. tasks / 51. observe / 1. specific-selections:prev 4 bars ==&gt; all up/down / XXX</text:p>
      <text:p text:style-name="P10"/>
      <text:p text:style-name="P10">[do] <text:span text:style-name="T1">#_ </text:span></text:p>
      <text:list xml:id="list36506151" text:continue-list="list36514348" text:style-name="L3">
        <text:list-item>
          <text:p text:style-name="P45">REVIEW </text:p>
        </text:list-item>
        <text:list-item>
          <text:p text:style-name="P45">TASK-1</text:p>
        </text:list-item>
      </text:list>
      <text:p text:style-name="P10">[next]</text:p>
      <text:list xml:id="list1509512352844965168" text:style-name="L17">
        <text:list-item>
          <text:p text:style-name="P56">TASK</text:p>
        </text:list-item>
      </text:list>
      <text:p text:style-name="P10">[further]</text:p>
      <text:p text:style-name="P10"><text:line-break/><text:span text:style-name="T15">[/ XXX] </text:span></text:p>
      <text:p text:style-name="P10"/>
      <text:p text:style-name="P10"/>
      <text:p text:style-name="P20"><text:span text:style-name="T7">6.2.4_6</text:span><text:span text:style-name="T6">---------------------------------------------------------------------------</text:span></text:p>
      <text:p text:style-name="P25"><text:soft-page-break/>[7] res free# JVEMV6 44#TASKS_49.1 / 44. currency / TASKS-49.1 combined-list:selection:prev-4-bars / XXX</text:p>
      <text:p text:style-name="P10"/>
      <text:p text:style-name="P10">[do] <text:span text:style-name="T1">#_ </text:span></text:p>
      <text:list xml:id="list1329764113884351538" text:style-name="L18">
        <text:list-item>
          <text:p text:style-name="P57">REVIEW </text:p>
        </text:list-item>
        <text:list-item>
          <text:p text:style-name="P57">TASK-1</text:p>
        </text:list-item>
      </text:list>
      <text:p text:style-name="P10">[next]</text:p>
      <text:list xml:id="list1275309152343198083" text:style-name="L19">
        <text:list-item>
          <text:p text:style-name="P58">TASK</text:p>
        </text:list-item>
      </text:list>
      <text:p text:style-name="P10">[further]</text:p>
      <text:p text:style-name="P10"><text:line-break/><text:span text:style-name="T15">[/ XXX] </text:span></text:p>
      <text:p text:style-name="P10"/>
      <text:p text:style-name="P10"/>
      <text:p text:style-name="P10">------------------------------------------------ [TEMPLATE] 20191224_144528</text:p>
      <text:p text:style-name="P10"><text:span text:style-name="T14">XX</text:span>---------------------------------------------------------------------------</text:p>
      <text:p text:style-name="P25">res free# JVEMV6 44#10.2_XX / 44. currency / 10. prog-php / 2. tester / <text:s/>XXXX</text:p>
      <text:p text:style-name="P32">#_ </text:p>
      <text:p text:style-name="P10">[do] <text:span text:style-name="T1">#_ </text:span></text:p>
      <text:list xml:id="list7791457093850546694" text:style-name="L20">
        <text:list-item>
          <text:p text:style-name="P59">REVIEW </text:p>
        </text:list-item>
        <text:list-item>
          <text:p text:style-name="P59">TASK-1</text:p>
        </text:list-item>
      </text:list>
      <text:p text:style-name="P10">[next]</text:p>
      <text:list xml:id="list3435525047234833472" text:style-name="L21">
        <text:list-item>
          <text:p text:style-name="P60">TASK</text:p>
        </text:list-item>
      </text:list>
      <text:p text:style-name="P10">[further]</text:p>
      <text:p text:style-name="P19"><text:line-break/><text:soft-page-break/><text:span text:style-name="T15">[/ XXX] </text:span></text:p>
      <text:p text:style-name="P31"/>
      <text:p text:style-name="P31"/>
      <text:p text:style-name="P31"/>
      <text:p text:style-name="P10">/ ------------------------------------------------ [TEMPLATE] 20191224_144528 /</text:p>
      <text:p text:style-name="P10"/>
      <text:p text:style-name="P10">/ ------------------------------------------------ [TASKS] 20200414_154140 /</text:p>
      <text:p text:style-name="P10"/>
      <text:p text:style-name="P10">------------------------------------------------------- [STEPS : start] 20191224_114459</text:p>
      <text:list xml:id="list4779767814711501892" text:style-name="L22">
        <text:list-item>
          <text:p text:style-name="P6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6527617" text:continue-numbering="true" text:style-name="L22">
        <text:list-item>
          <text:p text:style-name="P61"/>
        </text:list-item>
      </text:list>
      <text:p text:style-name="P10">/ ------------------------------------------------------- [STEPS : start] 20191224_114459 /</text:p>
      <text:p text:style-name="P10"/>
      <text:p text:style-name="P10">------------------------------------------------------- [STEPS : closing] 20191220_142139</text:p>
      <text:list xml:id="list6175614398807880333" text:style-name="L23">
        <text:list-item>
          <text:p text:style-name="P41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2737704769611464112" text:style-name="L24">
              <text:list-item>
                <text:p text:style-name="P84"><text:soft-page-break/>M – w &gt; a (new window)</text:p>
              </text:list-item>
              <text:list-item>
                <text:p text:style-name="P84">doc 2 : select → session number</text:p>
              </text:list-item>
              <text:list-item>
                <text:p text:style-name="P84">doc 1</text:p>
                <text:list>
                  <text:list-item>
                    <text:p text:style-name="P84">DUP → template</text:p>
                  </text:list-item>
                  <text:list-item>
                    <text:p text:style-name="P84">session num → paste</text:p>
                  </text:list-item>
                  <text:list-item>
                    <text:p text:style-name="P84">datetime ==&gt; change to “XXX”</text:p>
                  </text:list-item>
                  <text:list-item>
                    <text:p text:style-name="P84">session num → update</text:p>
                  </text:list-item>
                </text:list>
              </text:list-item>
              <text:list-item>
                <text:p text:style-name="P84">doc 2 : select → session string</text:p>
              </text:list-item>
              <text:list-item>
                <text:p text:style-name="P8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7855926313722499661" text:style-name="L25">
              <text:list-item>
                <text:p text:style-name="P85">commit</text:p>
                <text:list>
                  <text:list-item>
                    <text:p text:style-name="P85">jve</text:p>
                  </text:list-item>
                  <text:list-item>
                    <text:p text:style-name="P8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8">###</text:p>
          </table:table-cell>
          <table:covered-table-cell/>
        </table:table-row>
        <table:table-row>
          <table:table-cell table:style-name="表5.A6" office:value-type="float" office:value="1">
            <text:p text:style-name="P37">1</text:p>
          </table:table-cell>
          <table:table-cell table:style-name="表5.A3" office:value-type="string">
            <text:p text:style-name="P36"><office:annotation office:name="__Annotation__8900_5646382082"><dc:creator>iwabuchi ken</dc:creator><dc:date>2020-06-18T17:30:51.54</dc:date><text:p text:style-name="P92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3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2">
            <text:p text:style-name="P35">2</text:p>
          </table:table-cell>
          <table:table-cell table:style-name="表5.A3" office:value-type="string">
            <text:p text:style-name="P35"><office:annotation office:name="__Annotation__8900_56463820813"><dc:creator>iwabuchi ken</dc:creator><dc:date>2020-06-18T17:30:51.58</dc:date><text:p text:style-name="P92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3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3">
            <text:p text:style-name="P35">3</text:p>
          </table:table-cell>
          <table:table-cell table:style-name="表5.A3" office:value-type="string">
            <text:p text:style-name="P35"><office:annotation office:name="__Annotation__8900_564638208111"><dc:creator>iwabuchi ken</dc:creator><dc:date>2020-06-18T17:30:51.58</dc:date><text:p text:style-name="P92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3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4">
            <text:p text:style-name="P35">4</text:p>
          </table:table-cell>
          <table:table-cell table:style-name="表5.A3" office:value-type="string">
            <text:p text:style-name="P35"><office:annotation office:name="__Annotation__8900_564638208121"><dc:creator>iwabuchi ken</dc:creator><dc:date>2020-06-18T17:30:51.58</dc:date><text:p text:style-name="P92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3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3" table:number-columns-spanned="2" office:value-type="string">
            <text:p text:style-name="P37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3211310656830605267" text:style-name="L26">
              <text:list-item>
                <text:p text:style-name="P86">doc 1 : select → git push, echo</text:p>
              </text:list-item>
              <text:list-item>
                <text:p text:style-name="P8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9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9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7076276817820854607" text:style-name="L27">
              <text:list-item>
                <text:p text:style-name="P87">eclipse</text:p>
              </text:list-item>
              <text:list-item>
                <text:p text:style-name="P87">mt4</text:p>
              </text:list-item>
              <text:list-item>
                <text:p text:style-name="P87">folders</text:p>
              </text:list-item>
              <text:list-item>
                <text:p text:style-name="P87">sakura files</text:p>
              </text:list-item>
              <text:list-item>
                <text:p text:style-name="P87">docs</text:p>
              </text:list-item>
            </text:list>
          </table:table-cell>
          <table:covered-table-cell/>
        </table:table-row>
      </table:table>
      <text:list xml:id="list36511508" text:continue-list="list6175614398807880333" text:style-name="L23">
        <text:list-item>
          <text:p text:style-name="P41"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30"><text:span text:style-name="T9">C:\WORKS_2\WS\WS_Others.JVEMV6\JVEMV6\37_miscs\12_pro</text:span><text:span text:style-name="T9">grammin</text:span><text:span text:style-name="T9">g\3_fx-log-file\end_apps.bat &amp;&amp; echo.&gt;&gt; </text:span><text:soft-page-break/><text:span text:style-name="T9">C:\WORKS_2\shortcuts_docs\start_log_JVE_44_10_2.[fx-php-</text:span><text:span text:style-name="T9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6513809" text:continue-numbering="true" text:style-name="L23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6528849" text:continue-numbering="true" text:style-name="L23">
        <text:list-item>
          <text:p text:style-name="P41">move “<text:span text:style-name="T3">@@@</text:span>”</text:p>
        </text:list-item>
        <text:list-item>
          <text:p text:style-name="P62">DUP : template</text:p>
        </text:list-item>
      </text:list>
      <text:p text:style-name="P10"/>
      <text:p text:style-name="P10">/ ------------------------------------------------------- [STEPS : closing] 20191220_142139 /</text:p>
      <text:p text:style-name="P16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01T16:30:25.13</dc:date>
    <dc:creator>iwabuchi ken</dc:creator>
    <meta:editing-duration>P12DT8H16M49S</meta:editing-duration>
    <meta:editing-cycles>2048</meta:editing-cycles>
    <meta:generator>OpenOffice/4.1.3$Win32 OpenOffice.org_project/413m1$Build-9783</meta:generator>
    <meta:document-statistic meta:table-count="30" meta:image-count="0" meta:object-count="0" meta:page-count="24" meta:paragraph-count="435" meta:word-count="1741" meta:character-count="17728"/>
  </office:meta>
</office:document-meta>
</file>